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fo:color="#00ae00" style:font-name="Arial" fo:font-size="12pt" style:font-size-asian="12pt" style:font-size-complex="12pt"/>
    </style:style>
    <style:style style:name="P5" style:family="paragraph" style:parent-style-name="Standard">
      <style:text-properties fo:color="#00ae00" style:font-name="Arial" fo:font-size="10pt" style:font-size-asian="10pt" style:font-size-complex="10pt"/>
    </style:style>
    <style:style style:name="P6" style:family="paragraph" style:parent-style-name="Standard">
      <style:text-properties fo:color="#00ae00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text-properties fo:color="#00ae00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" style:family="paragraph" style:parent-style-name="Standard">
      <style:text-properties fo:color="#ff0000" style:font-name="Arial" fo:font-size="10pt" style:font-size-asian="10pt" style:font-size-complex="10pt"/>
    </style:style>
    <style:style style:name="P10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language="pl" fo:country="PL" fo:font-weight="normal" style:font-name-asian="Courier New" style:font-size-asian="14pt" style:language-asian="zxx" style:country-asian="none" style:font-weight-asian="normal" style:font-name-complex="Courier New" style:font-size-complex="14pt" style:language-complex="zxx" style:country-complex="none" style:font-weight-complex="normal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9" style:family="paragraph" style:parent-style-name="Text_20_body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ext_20_body">
      <style:text-properties fo:color="#00ae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T1" style:family="text">
      <style:text-properties fo:language="pl" fo:country="PL" style:language-asian="zxx" style:country-asian="none" style:language-complex="zxx" style:country-complex="none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fo:color="#00ae00"/>
    </style:style>
    <style:style style:name="T4" style:family="text">
      <style:text-properties fo:color="#00ae00" style:font-name-asian="Courier New" style:font-name-complex="Courier New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-asian="Courier New" style:font-name-complex="Courier New"/>
    </style:style>
    <style:style style:name="T8" style:family="text">
      <style:text-properties fo:color="#0000c0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1" style:family="text">
      <style:text-properties style:use-window-font-color="true" style:font-name="Courier New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2" style:family="text">
      <style:text-properties style:use-window-font-color="true" style:font-name="Arial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3" style:family="text">
      <style:text-properties fo:color="#008080"/>
    </style:style>
    <style:style style:name="T14" style:family="text">
      <style:text-properties fo:color="#3f7f7f"/>
    </style:style>
    <style:style style:name="T15" style:family="text">
      <style:text-properties fo:color="#896612"/>
    </style:style>
    <style:style style:name="T16" style:family="text">
      <style:text-properties fo:color="#808080"/>
    </style:style>
    <style:style style:name="T17" style:family="text">
      <style:text-properties fo:color="#7f007f"/>
    </style:style>
    <style:style style:name="T18" style:family="text">
      <style:text-properties fo:color="#2a00ff" fo:font-style="italic" style:font-style-asian="italic" style:font-style-complex="italic"/>
    </style:style>
    <style:style style:name="T19" style:family="text">
      <style:text-properties style:font-name-asian="Courier New" style:font-name-complex="Courier New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name-asian="Courier New" style:font-weight-asian="bold" style:font-name-complex="Courier New" style:font-weight-complex="bold"/>
    </style:style>
    <style:style style:name="T2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cje na temat security</text:p>
      <text:p text:style-name="P1"><text:a xlink:type="simple" xlink:href="http://symfony.com/doc/2.7/book/security.html">http://symfony.com/doc/2.7/book/security.html</text:a></text:p>
      <text:p text:style-name="P1"><text:a xlink:type="simple" xlink:href="http://symfony.com/doc/2.7/cookbook/security/index.html">http://symfony.com/doc/2.7/cookbook/security/index.html</text:a></text:p>
      <text:p text:style-name="P1"/>
      <text:p text:style-name="P1">Budowanie prostego formularza logowania:</text:p>
      <text:p text:style-name="P1"><text:a xlink:type="simple" xlink:href="http://symfony.com/doc/2.7/cookbook/security/form_login_setup.html">http://symfony.com/doc/2.7/cookbook/security/form_login_setup.html</text:a></text:p>
      <text:p text:style-name="P1"/>
      <text:p text:style-name="P1">Budowanie prostego formularza logowania z bazą danych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Wykorzystanie biblioteki</text:p>
      <text:p text:style-name="P1"><text:a xlink:type="simple" xlink:href="http://symfony.com/doc/current/bundles/FOSUserBundle/index.html">http://symfony.com/doc/current/bundles/FOSUserBundle/index.html</text:a></text:p>
      <text:p text:style-name="P1"/>
      <text:p text:style-name="P1">HWIOAuthBundle – logowanie do strony przez Google, Facebook, Twitter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/>
      <text:p text:style-name="P3">How to Build a Traditional Login Form</text:p>
      <text:p text:style-name="Standard"><text:span text:style-name="T2"><text:s/>(</text:span><text:a xlink:type="simple" xlink:href="http://symfony.com/doc/2.7/cookbook/security/form_login_setup.html"><text:span text:style-name="T2">http://symfony.com/doc/2.7/cookbook/security/form_login_setup.html</text:span></text:a><text:span text:style-name="T2">)</text:span></text:p>
      <text:p text:style-name="P1"/>
      <text:p text:style-name="P1">1. <text:span text:style-name="T1">Identyfikacja i autoryzacja użytkownika. Poniższa konfiguracja będzie zabezpieczać wszystkie adresy URL, które zaczynają się od /dashboard</text:span></text:p>
      <text:p text:style-name="P2">//blog/app/config/security.yml</text:p>
      <text:p text:style-name="P1"/>
      <text:p text:style-name="P4">Orginalny plik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/>
      <text:p text:style-name="P1"><text:s text:c="4"/># http://symfony.com/doc/current/book/security.html#where-do-users-come-from-user-providers</text:p>
      <text:p text:style-name="P1"><text:s text:c="4"/>providers:</text:p>
      <text:p text:style-name="P1"><text:s text:c="8"/>in_memory:</text:p>
      <text:p text:style-name="P1"><text:s text:c="12"/>memory: ~</text:p>
      <text:p text:style-name="P1"/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main: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<text:a xlink:type="simple" xlink:href="http://symfony.com/doc/current/cookbook/security/form_login_setup.html">http://symfony.com/doc/current/cookbook/security/form_login_setup.html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Plik po modyfikacji: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</text:p>
      <text:p text:style-name="P5"><text:s text:c="4"/>encoders:</text:p>
      <text:p text:style-name="P5"><text:s text:c="8"/>Symfony\Component\Security\Core\User\User: plaintext</text:p>
      <text:p text:style-name="P5"/>
      <text:p text:style-name="P5"><text:s text:c="4"/>role_hierarchy:</text:p>
      <text:p text:style-name="P5"><text:s text:c="8"/>ROLE_ADMIN: <text:s text:c="6"/>ROLE_USER</text:p>
      <text:p text:style-name="P5"><text:s text:c="8"/>ROLE_SUPER_ADMIN: [ROLE_USER, ROLE_ADMIN, ROLE_ALLOWED_TO_SWITCH]</text:p>
      <text:p text:style-name="P1"><text:s text:c="8"/></text:p>
      <text:p text:style-name="P1"><text:s text:c="4"/># http://symfony.com/doc/current/book/security.html#where-do-users-come-from-user-providers</text:p>
      <text:p text:style-name="P1"><text:s text:c="4"/>providers:</text:p>
      <text:p text:style-name="P1"><text:s text:c="8"/>in_memory:</text:p>
      <text:p text:style-name="P1"><text:s text:c="12"/>memory:</text:p>
      <text:p text:style-name="P5"><text:s text:c="16"/>users:</text:p>
      <text:p text:style-name="P5"><text:s text:c="20"/>user: <text:s/>{ password: userpass, roles: [ 'ROLE_USER' ] }</text:p>
      <text:p text:style-name="P5"><text:s text:c="20"/>admin: { password: adminpass, roles: [ 'ROLE_ADMIN' ] }</text:p>
      <text:p text:style-name="P1"/>
      <text:p text:style-name="P1"><text:s text:c="4"/>firewalls: <text:s text:c="7"/>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9"><text:s text:c="8"/>main:</text:p>
      <text:p text:style-name="P9"><text:s text:c="12"/>anonymous: ~</text:p>
      <text:p text:style-name="P1"/>
      <text:p text:style-name="P5"><text:s text:c="8"/>login_firewall:</text:p>
      <text:p text:style-name="P5"><text:s text:c="12"/>pattern: <text:s/>^/dashboard/admin_login$</text:p>
      <text:p text:style-name="P5"><text:s text:c="12"/>security: false</text:p>
      <text:p text:style-name="P5"/>
      <text:p text:style-name="P5"><text:s text:c="8"/>secured_area:</text:p>
      <text:p text:style-name="P5"><text:s text:c="12"/>pattern: <text:s text:c="3"/>^/</text:p>
      <text:p text:style-name="P5"><text:s text:c="12"/>form_login:</text:p>
      <text:p text:style-name="P5"><text:s text:c="16"/>#check_path: /dashboard/admin_login_check</text:p>
      <text:p text:style-name="P5"><text:s text:c="16"/>#login_path: /dashboard/admin_login</text:p>
      <text:p text:style-name="P5"><text:s text:c="16"/>check_path: blog_admin_login_check</text:p>
      <text:p text:style-name="P5"><text:s text:c="16"/>login_path: blog_admin_login</text:p>
      <text:p text:style-name="P5"><text:s text:c="12"/>logout:</text:p>
      <text:p text:style-name="P5"><text:s text:c="16"/>#path: <text:s text:c="2"/>/dashboard/admin_logout</text:p>
      <text:p text:style-name="P5"><text:s text:c="16"/>#target: /dashboard</text:p>
      <text:p text:style-name="P5"><text:s text:c="16"/>path: <text:s text:c="2"/>blog_admin_logout</text:p>
      <text:p text:style-name="P5"><text:s text:c="16"/>target: blog_admin_homepage</text:p>
      <text:p text:style-name="P5"><text:s text:c="16"/>#target: blog_homepage #przekierowanie do strony głównej po wylogowaniu</text:p>
      <text:p text:style-name="P5"><text:s text:c="12"/>anonymous: ~</text:p>
      <text:p text:style-name="P1"><text:s text:c="12"/>#http_basic:</text:p>
      <text:p text:style-name="P1"><text:s text:c="12"/># <text:s text:c="3"/>realm: "Secured Demo Area"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http://symfony.com/doc/current/cookbook/security/form_login_setup.html</text:p>
      <text:p text:style-name="P1"><text:s text:c="9"/></text:p>
      <text:p text:style-name="P5"><text:s text:c="4"/>access_control:</text:p>
      <text:p text:style-name="P5"><text:s text:c="8"/># require ROLE_ADMIN for /admin*</text:p>
      <text:p text:style-name="P5"><text:s text:c="8"/>- { path: ^/dashboard, roles: ROLE_ADMIN }</text:p>
      <text:p text:style-name="P1"/>
      <text:p text:style-name="P1"/>
      <text:p text:style-name="P2"><text:soft-page-break/>2. Dodajemy routing na końcu pliku:</text:p>
      <text:p text:style-name="P29">//src\BlogAdminBundle\Resources\config\routing.yml</text:p>
      <text:p text:style-name="P6">…</text:p>
      <text:p text:style-name="P7">blog_admin_login:</text:p>
      <text:p text:style-name="P7"><text:s text:c="4"/>path: <text:s text:c="2"/>/admin_login</text:p>
      <text:p text:style-name="P7"><text:s text:c="4"/>defaults: <text:s/>{ _controller: BlogAdminBundle:Security:login }</text:p>
      <text:p text:style-name="P7"/>
      <text:p text:style-name="P7">blog_admin_login_check:</text:p>
      <text:p text:style-name="P7"><text:s text:c="4"/>path: <text:s text:c="2"/>/admin_login_check</text:p>
      <text:p text:style-name="P7"/>
      <text:p text:style-name="P7">blog_admin_logout:</text:p>
      <text:p text:style-name="P7"><text:s text:c="4"/>path: <text:s text:c="2"/>/admin_logout</text:p>
      <text:p text:style-name="P2"/>
      <text:p text:style-name="P2">3. Dodajemy kontroler</text:p>
      <text:p text:style-name="P29"><text:span text:style-name="T9">//src\BlogAdminBundle\Controller\</text:span><text:span text:style-name="T3">SecurityController.php </text:span></text:p>
      <text:p text:style-name="P2"/>
      <text:p text:style-name="P10">&lt;?php</text:p>
      <text:p text:style-name="P10"/>
      <text:p text:style-name="P10">namespace BlogAdminBundle\Controller;</text:p>
      <text:p text:style-name="P10"/>
      <text:p text:style-name="P10"/>
      <text:p text:style-name="P10">use Symfony\Bundle\FrameworkBundle\Controller\Controller;</text:p>
      <text:p text:style-name="P10">use Symfony\Component\HttpFoundation\Request;</text:p>
      <text:p text:style-name="P10"/>
      <text:p text:style-name="P10">class SecurityController extends Controller</text:p>
      <text:p text:style-name="P10">{</text:p>
      <text:p text:style-name="P10"><text:s text:c="4"/>public function loginAction()</text:p>
      <text:p text:style-name="P10"><text:s text:c="4"/>{</text:p>
      <text:p text:style-name="P10"><text:s text:c="8"/>$authenticationUtils = $this-&gt;get('security.authentication_utils');</text:p>
      <text:p text:style-name="P10"/>
      <text:p text:style-name="P10"><text:s text:c="8"/>// get the login error if there is one</text:p>
      <text:p text:style-name="P10"><text:s text:c="8"/>$error = $authenticationUtils-&gt;getLastAuthenticationError();</text:p>
      <text:p text:style-name="P10"/>
      <text:p text:style-name="P10"><text:s text:c="8"/>// last username entered by the user</text:p>
      <text:p text:style-name="P10"><text:s text:c="8"/>$lastUsername = $authenticationUtils-&gt;getLastUsername();</text:p>
      <text:p text:style-name="P10"/>
      <text:p text:style-name="P10"><text:s text:c="8"/>return $this-&gt;render('BlogAdminBundle:Security:login.html.twig',</text:p>
      <text:p text:style-name="P10"><text:s text:c="12"/>array(</text:p>
      <text:p text:style-name="P10"><text:s text:c="16"/>// last username entered by the user</text:p>
      <text:p text:style-name="P10"><text:s text:c="16"/>'last_username' =&gt; $lastUsername,</text:p>
      <text:p text:style-name="P10"><text:s text:c="16"/>'error' <text:s text:c="8"/>=&gt; $error,</text:p>
      <text:p text:style-name="P10"><text:s text:c="12"/>)</text:p>
      <text:p text:style-name="P10"><text:s text:c="8"/>);</text:p>
      <text:p text:style-name="P10"><text:s text:c="4"/>}</text:p>
      <text:p text:style-name="P10"/>
      <text:p text:style-name="P10"><text:s text:c="4"/>public function loginCheckAction()</text:p>
      <text:p text:style-name="P10"><text:s text:c="4"/>{</text:p>
      <text:p text:style-name="P10"><text:s text:c="8"/>// The security layer will intercept this request</text:p>
      <text:p text:style-name="P10"><text:s text:c="4"/>}</text:p>
      <text:p text:style-name="P10"/>
      <text:p text:style-name="P10"><text:s text:c="4"/>public function logoutAction()</text:p>
      <text:p text:style-name="P10"><text:s text:c="4"/>{</text:p>
      <text:p text:style-name="P10"><text:s text:c="8"/>// The security layer will intercept this request</text:p>
      <text:p text:style-name="P10"><text:s text:c="4"/>}</text:p>
      <text:p text:style-name="P10"><text:s text:c="4"/>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oft-page-break/>4. Dodajemy formularz logowania</text:p>
      <text:p text:style-name="P29"><text:span text:style-name="T9">//src\BlogAdminBundle\Resources\views\</text:span><text:span text:style-name="T3">Security\login.html.twig </text:span></text:p>
      <text:p text:style-name="P6"/>
      <text:p text:style-name="P6"/>
      <text:p text:style-name="P11">{# app/Resources/views/security/login.html.twig #}</text:p>
      <text:p text:style-name="P11">{# ... you will probably extends your base template, like base.html.twig #}</text:p>
      <text:p text:style-name="P11"/>
      <text:p text:style-name="P11">{% if error %}</text:p>
      <text:p text:style-name="P11"><text:s text:c="4"/>&lt;div&gt;{{ error.messageKey|trans(error.messageData, 'security') }}&lt;/div&gt;</text:p>
      <text:p text:style-name="P11">{% endif %}</text:p>
      <text:p text:style-name="P11"/>
      <text:p text:style-name="P11">&lt;form action="{{ path('blog_admin_login_check') }}" method="post"&gt;</text:p>
      <text:p text:style-name="P11"><text:s text:c="4"/>&lt;label for="username"&gt;Username:&lt;/label&gt;</text:p>
      <text:p text:style-name="P11"><text:s text:c="4"/>&lt;input type="text" id="username" name="_username" value="{{ last_username }}" /&gt;</text:p>
      <text:p text:style-name="P11"/>
      <text:p text:style-name="P11"><text:s text:c="4"/>&lt;label for="password"&gt;Password:&lt;/label&gt;</text:p>
      <text:p text:style-name="P11"><text:s text:c="4"/>&lt;input type="password" id="password" name="_password" /&gt;</text:p>
      <text:p text:style-name="P11"/>
      <text:p text:style-name="P11"><text:s text:c="4"/>{#</text:p>
      <text:p text:style-name="P11"><text:s text:c="8"/>If you want to control the URL the user</text:p>
      <text:p text:style-name="P11"><text:s text:c="8"/>is redirected to on success (more details below)</text:p>
      <text:p text:style-name="P11"><text:s text:c="8"/>&lt;input type="hidden" name="_target_path" value="/account" /&gt;</text:p>
      <text:p text:style-name="P11"><text:s text:c="4"/>#}</text:p>
      <text:p text:style-name="P11"/>
      <text:p text:style-name="P11"><text:s text:c="4"/>&lt;button type="submit"&gt;login&lt;/button&gt;</text:p>
      <text:p text:style-name="P11">&lt;/form&gt;</text:p>
      <text:p text:style-name="P18"/>
      <text:p text:style-name="P16"><text:span text:style-name="T19">5. Dodajemy przycisk <text:s/>„</text:span><text:span text:style-name="T7">Log Out” oraz wyświetlamy nazwę zalogowanego użytkownika:</text:span></text:p>
      <text:p text:style-name="P28">//blog\src\BlogAdminBundle\Resources\views\base.html.twig </text:p>
      <text:p text:style-name="P24"/>
      <text:p text:style-name="P24"><text:s text:c="28"/>&lt;li class="dropdown"&gt;</text:p>
      <text:p text:style-name="P16"><text:span text:style-name="T7"><text:s text:c="32"/>&lt;a href="#" class="dropdown-toggle" data-toggle="dropdown"&gt;&lt;i class="fa fa-user"&gt;&lt;/i&gt; John Smith </text:span><text:span text:style-name="T4">{{ app.user ? app.user.username : 'Anonymous' }}</text:span><text:span text:style-name="T7">&lt;b class="caret"&gt;&lt;/b&gt;&lt;/a&gt;</text:span></text:p>
      <text:p text:style-name="P24"><text:s text:c="32"/>&lt;ul class="dropdown-menu"&gt;</text:p>
      <text:p text:style-name="P24"><text:s text:c="36"/>&lt;li&gt;</text:p>
      <text:p text:style-name="P24"><text:s text:c="40"/>&lt;a href="#"&gt;&lt;i class="fa fa-fw fa-user"&gt;&lt;/i&gt; Profile&lt;/a&gt;</text:p>
      <text:p text:style-name="P24"><text:s text:c="36"/>&lt;/li&gt;</text:p>
      <text:p text:style-name="P24"><text:s text:c="36"/>&lt;li&gt;</text:p>
      <text:p text:style-name="P24"><text:s text:c="40"/>&lt;a href="#"&gt;&lt;i class="fa fa-fw fa-envelope"&gt;&lt;/i&gt; Inbox&lt;/a&gt;</text:p>
      <text:p text:style-name="P24"><text:s text:c="36"/>&lt;/li&gt;</text:p>
      <text:p text:style-name="P24"><text:s text:c="36"/>&lt;li&gt;</text:p>
      <text:p text:style-name="P24"><text:s text:c="40"/>&lt;a href="#"&gt;&lt;i class="fa fa-fw fa-gear"&gt;&lt;/i&gt; Settings&lt;/a&gt;</text:p>
      <text:p text:style-name="P24"><text:s text:c="36"/>&lt;/li&gt;</text:p>
      <text:p text:style-name="P24"><text:s text:c="36"/>&lt;li class="divider"&gt;&lt;/li&gt;</text:p>
      <text:p text:style-name="P24"><text:s text:c="36"/>&lt;li&gt;</text:p>
      <text:p text:style-name="P16"><text:span text:style-name="T7"><text:s text:c="40"/>&lt;a href="</text:span><text:span text:style-name="T4">{{ path('blog_admin_logout') }}</text:span><text:span text:style-name="T7">"&gt;&lt;i class="fa fa-fw fa-power-off"&gt;&lt;/i&gt; Log Out&lt;/a&gt;</text:span></text:p>
      <text:p text:style-name="P24"><text:s text:c="36"/>&lt;/li&gt;</text:p>
      <text:p text:style-name="P24"><text:s text:c="32"/>&lt;/ul&gt;</text:p>
      <text:p text:style-name="P24"><text:s text:c="28"/>&lt;/li&gt;</text:p>
      <text:p text:style-name="P2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><text:soft-page-break/><text:span text:style-name="T10">6. Wyświetlanie przycisku „user” tylko dla użytkowników z '</text:span><text:span text:style-name="T11">ROLE_ADMIN</text:span><text:span text:style-name="T10">':</text:span></text:p>
      <text:p text:style-name="P22">(Przycisk jest niewidoczny, ale można wejść na strone jeśli ktoś zna ades url!)</text:p>
      <text:p text:style-name="P19"><text:span text:style-name="T6"><text:tab/><text:tab/> <text:s text:c="15"/></text:span><text:span text:style-name="T13">&lt;</text:span><text:span text:style-name="T14">ul</text:span> <text:span text:style-name="T17">class</text:span><text:span text:style-name="T6">=</text:span><text:span text:style-name="T18">"nav sidebar-nav"</text:span><text:span text:style-name="T13">&gt;</text:span></text:p>
      <text:p text:style-name="P15"><text:span text:style-name="T6"><text:tab/><text:tab/> <text:s text:c="19"/></text:span><text:span text:style-name="T13">&lt;</text:span><text:span text:style-name="T14">li</text:span> <text:span text:style-name="T17">class</text:span><text:span text:style-name="T6">=</text:span>"<text:span text:style-name="T15">{{</text:span><text:span text:style-name="T5"> </text:span><text:span text:style-name="T6">app</text:span><text:span text:style-name="T16">.</text:span><text:span text:style-name="T6">request</text:span><text:span text:style-name="T16">.</text:span><text:span text:style-name="T6">get</text:span><text:span text:style-name="T16">(</text:span><text:span text:style-name="T8">'_route'</text:span><text:span text:style-name="T16">)</text:span><text:span text:style-name="T5"> </text:span><text:span text:style-name="T16">==</text:span><text:span text:style-name="T5"> </text:span><text:span text:style-name="T8">'application_shop_admin_homepage'</text:span><text:span text:style-name="T5"> </text:span><text:span text:style-name="T16">?</text:span><text:span text:style-name="T5"> </text:span><text:span text:style-name="T8">'active'</text:span><text:span text:style-name="T5"> </text:span><text:span text:style-name="T16">:</text:span><text:span text:style-name="T5"> </text:span><text:span text:style-name="T8">''</text:span><text:span text:style-name="T5"> </text:span><text:span text:style-name="T15">}}</text:span>"<text:span text:style-name="T13">&gt;</text:span></text:p>
      <text:p text:style-name="P15"><text:span text:style-name="T6"><text:tab/><text:tab/> <text:s text:c="23"/></text:span><text:span text:style-name="T13">&lt;</text:span><text:span text:style-name="T14">a</text:span> <text:span text:style-name="T17">href</text:span><text:span text:style-name="T6">=</text:span>"<text:span text:style-name="T15">{{</text:span><text:span text:style-name="T5"> </text:span><text:span text:style-name="T6">path</text:span><text:span text:style-name="T16">(</text:span><text:span text:style-name="T8">'application_shop_admin_homepage'</text:span><text:span text:style-name="T16">)</text:span><text:span text:style-name="T5"> </text:span><text:span text:style-name="T15">}}</text:span>"<text:span text:style-name="T13">&gt;&lt;</text:span><text:span text:style-name="T14">i</text:span> <text:span text:style-name="T17">class</text:span><text:span text:style-name="T6">=</text:span><text:span text:style-name="T18">"fa fa-fw fa-dashboard"</text:span><text:span text:style-name="T13">&gt;&lt;/</text:span><text:span text:style-name="T14">i</text:span><text:span text:style-name="T13">&gt;</text:span><text:span text:style-name="T6"> Dashboard</text:span><text:span text:style-name="T13">&lt;/</text:span><text:span text:style-name="T14">a</text:span><text:span text:style-name="T13">&gt;</text:span></text:p>
      <text:p text:style-name="P15"><text:span text:style-name="T6"><text:tab/><text:tab/> <text:s text:c="19"/></text:span><text:span text:style-name="T13">&lt;/</text:span><text:span text:style-name="T14">li</text:span><text:span text:style-name="T13">&gt;</text:span></text:p>
      <text:p text:style-name="P12"><text:tab/><text:tab/> <text:s text:c="19"/>{%<text:span text:style-name="T20"> if </text:span>is_granted('ROLE_ADMIN')<text:span text:style-name="T20"> </text:span>%}</text:p>
      <text:p text:style-name="P12"><text:tab/><text:tab/> <text:s text:c="19"/>&lt;li&gt;</text:p>
      <text:p text:style-name="P12"><text:tab/><text:tab/> <text:s text:c="23"/>&lt;a href=<text:span text:style-name="T22">"#"</text:span>&gt;&lt;i class=<text:span text:style-name="T22">"fa fa-fw fa-file"</text:span>&gt;&lt;/i&gt; Users&lt;/a&gt;</text:p>
      <text:p text:style-name="P12"><text:tab/><text:tab/> <text:s text:c="19"/>&lt;/li&gt;</text:p>
      <text:p text:style-name="P13"><text:span text:style-name="T19"><text:tab/><text:tab/> <text:s text:c="19"/>{%</text:span><text:span text:style-name="T21"> endif </text:span><text:span text:style-name="T19">%}</text:span><text:span text:style-name="T12">…</text:span></text:p>
      <text:p text:style-name="P17">7. Przykład zabezpieczania widoczności strony</text:p>
      <text:p text:style-name="P17"/>
      <text:p text:style-name="P23">Uwaga na kolejność wpisywanych ścierzek!</text:p>
      <text:p text:style-name="P17"/>
      <text:p text:style-name="P19"><text:s text:c="4"/>access_control:</text:p>
      <text:p text:style-name="P12"><text:s text:c="8"/>- { path: ^/dashboard/category, roles: ROLE_ADMIN } #dostęp do "dashboard/category" tylko dla admin</text:p>
      <text:p text:style-name="P12"><text:s text:c="8"/>- { path: ^/dashboard, roles: ROLE_USER } #dostęp do "dashboard" dla wszystkich</text:p>
      <text:p text:style-name="P17"/>
      <text:p text:style-name="P20">Teraz logując się na stronę http://shop.localhost/app_dev.php/dashboard musimy podać </text:p>
      <text:p text:style-name="P20"/>
      <text:p text:style-name="P20">login: admin i hasło: adminpass</text:p>
      <text:p text:style-name="P20">lub</text:p>
      <text:p text:style-name="P25">login: user i hasło: userpass</text:p>
      <text:p text:style-name="P25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Frontend and backend</text:p>
      <text:p text:style-name="P26"># To get started with security, check out the documentation:</text:p>
      <text:p text:style-name="P26"># http://symfony.com/doc/current/book/security.html</text:p>
      <text:p text:style-name="P26">security:</text:p>
      <text:p text:style-name="P26"><text:s text:c="4"/>encoders:</text:p>
      <text:p text:style-name="P26"><text:s text:c="8"/>Symfony\Component\Security\Core\User\User: plaintext</text:p>
      <text:p text:style-name="P26"/>
      <text:p text:style-name="P26"><text:s text:c="4"/>role_hierarchy:</text:p>
      <text:p text:style-name="P26"><text:s text:c="8"/>ROLE_ADMIN: <text:s text:c="6"/>ROLE_USER</text:p>
      <text:p text:style-name="P26"><text:s text:c="8"/>ROLE_SUPER_ADMIN: [ROLE_USER, ROLE_ADMIN, ROLE_ALLOWED_TO_SWITCH]</text:p>
      <text:p text:style-name="P26"><text:s text:c="8"/></text:p>
      <text:p text:style-name="P26"><text:s text:c="4"/># http://symfony.com/doc/current/book/security.html#where-do-users-come-from-user-providers</text:p>
      <text:p text:style-name="P26"><text:s text:c="4"/>providers:</text:p>
      <text:p text:style-name="P26"><text:s text:c="8"/>in_memory:</text:p>
      <text:p text:style-name="P26"><text:s text:c="12"/>memory:</text:p>
      <text:p text:style-name="P26"><text:s text:c="16"/>users:</text:p>
      <text:p text:style-name="P26"><text:s text:c="20"/>user: <text:s/>{ password: userpass, roles: [ 'ROLE_USER' ] }</text:p>
      <text:p text:style-name="P26"><text:s text:c="20"/>admin: { password: adminpass, roles: [ 'ROLE_ADMIN' ] }</text:p>
      <text:p text:style-name="P26"/>
      <text:p text:style-name="P26"><text:s text:c="4"/>firewalls:</text:p>
      <text:p text:style-name="P26"><text:s text:c="8"/># disables authentication for assets and the profiler, adapt it according to your needs</text:p>
      <text:p text:style-name="P26"><text:s text:c="8"/>dev:</text:p>
      <text:p text:style-name="P26"><text:s text:c="12"/>pattern: ^/(_(profiler|wdt)|css|images|js)/</text:p>
      <text:p text:style-name="P26"><text:s text:c="12"/>security: false</text:p>
      <text:p text:style-name="P26"><text:s text:c="8"/></text:p>
      <text:p text:style-name="P14"><text:s text:c="8"/>front_firewall:</text:p>
      <text:p text:style-name="P14"><text:s text:c="12"/>pattern: ^/archive</text:p>
      <text:p text:style-name="P14"><text:s text:c="12"/>http_basic:</text:p>
      <text:p text:style-name="P14"><text:s text:c="16"/></text:p>
      <text:p text:style-name="P14"><text:s text:c="8"/>login_firewall:</text:p>
      <text:p text:style-name="P14"><text:s text:c="12"/>pattern: <text:s/>^/dashboard/login$</text:p>
      <text:p text:style-name="P14"><text:s text:c="12"/>security: false</text:p>
      <text:p text:style-name="P26"><text:s text:c="12"/></text:p>
      <text:p text:style-name="P26"><text:s text:c="8"/>secured_area:</text:p>
      <text:p text:style-name="P26"><text:s text:c="12"/>pattern: <text:s text:c="3"/>^/</text:p>
      <text:p text:style-name="P26"><text:s text:c="12"/>form_login:</text:p>
      <text:p text:style-name="P26"><text:s text:c="16"/>login_path: login</text:p>
      <text:p text:style-name="P26"><text:s text:c="16"/>check_path: login_check</text:p>
      <text:p text:style-name="P26"><text:s text:c="12"/>logout:</text:p>
      <text:p text:style-name="P26"><text:s text:c="16"/>path: <text:s text:c="2"/>logout</text:p>
      <text:p text:style-name="P26"><text:s text:c="16"/>target: /dashboard</text:p>
      <text:p text:style-name="P26"><text:s text:c="12"/>anonymous: ~</text:p>
      <text:p text:style-name="P26"><text:s text:c="12"/></text:p>
      <text:p text:style-name="P26"><text:s text:c="12"/></text:p>
      <text:p text:style-name="P26"><text:s text:c="12"/># activate different ways to authenticate</text:p>
      <text:p text:style-name="P26"/>
      <text:p text:style-name="P26"><text:s text:c="12"/># http_basic: ~</text:p>
      <text:p text:style-name="P26"><text:s text:c="12"/># http://symfony.com/doc/current/book/security.html#a-configuring-how-your-users-will-authenticate</text:p>
      <text:p text:style-name="P26"/>
      <text:p text:style-name="P26"><text:s text:c="12"/># form_login: ~</text:p>
      <text:p text:style-name="P26"><text:s text:c="12"/># http://symfony.com/doc/current/cookbook/security/form_login_setup.html</text:p>
      <text:p text:style-name="P26"><text:s text:c="12"/></text:p>
      <text:p text:style-name="P26"><text:s text:c="4"/>access_control:</text:p>
      <text:p text:style-name="P26"><text:s text:c="8"/># require ROLE_ADMIN for /admin*</text:p>
      <text:p text:style-name="P26"><text:s text:c="8"/>- { path: ^/dashboard, roles: ROLE_ADMIN }</text:p>
      <text:p text:style-name="P26"><text:s text:c="8"/>- { path: ^/archive, roles: ROLE_ADMIN }</text:p>
      <text:p text:style-name="P26"><text:s text:c="8"/></text:p>
      <text:p text:style-name="P26"><text:s text:c="8"/></text:p>
      <text:p text:style-name="P26"/>
      <text:p text:style-name="P26"/>
      <text:p text:style-name="P26"/>
      <text:p text:style-name="P26"/>
      <text:p text:style-name="P26"/>
      <text:p text:style-name="P27"><text:soft-page-break/>Inny Przykład logowania </text:p>
      <text:p text:style-name="P1">1. <text:span text:style-name="T1">Identyfikacja i autoryzacja użytkownika. Poniższa konfiguracja będzie zabezpieczać wszystkie adresy URL, które zaczynają się od /dashboard</text:span></text:p>
      <text:p text:style-name="P25">//blog/app/config/security.yml</text:p>
      <text:p text:style-name="P25"/>
      <text:p text:style-name="P26"># To get started with security, check out the documentation:</text:p>
      <text:p text:style-name="P26"># http://symfony.com/doc/current/book/security.html</text:p>
      <text:p text:style-name="P26">security:</text:p>
      <text:p text:style-name="P14"><text:s text:c="4"/>encoders:</text:p>
      <text:p text:style-name="P14"><text:s text:c="8"/>Symfony\Component\Security\Core\User\User: plaintext</text:p>
      <text:p text:style-name="P14"/>
      <text:p text:style-name="P14"><text:s text:c="4"/>role_hierarchy:</text:p>
      <text:p text:style-name="P14"><text:s text:c="8"/>ROLE_ADMIN: <text:s text:c="6"/>ROLE_USER</text:p>
      <text:p text:style-name="P14"><text:s text:c="8"/>ROLE_SUPER_ADMIN: [ROLE_USER, ROLE_ADMIN, ROLE_ALLOWED_TO_SWITCH]</text:p>
      <text:p text:style-name="P26"><text:s text:c="8"/></text:p>
      <text:p text:style-name="P26"><text:s text:c="4"/># http://symfony.com/doc/current/book/security.html#where-do-users-come-from-user-providers</text:p>
      <text:p text:style-name="P26"><text:s text:c="4"/>providers:</text:p>
      <text:p text:style-name="P26"><text:s text:c="8"/>in_memory:</text:p>
      <text:p text:style-name="P26"><text:s text:c="12"/>memory:</text:p>
      <text:p text:style-name="P14"><text:s text:c="16"/>users:</text:p>
      <text:p text:style-name="P14"><text:s text:c="20"/>user: <text:s/>{ password: userpass, roles: [ 'ROLE_USER' ] }</text:p>
      <text:p text:style-name="P14"><text:s text:c="20"/>admin: { password: adminpass, roles: [ 'ROLE_ADMIN' ] }</text:p>
      <text:p text:style-name="P26"/>
      <text:p text:style-name="P26"><text:s text:c="4"/>firewalls:</text:p>
      <text:p text:style-name="P26"><text:s text:c="8"/># disables authentication for assets and the profiler, adapt it according to your needs</text:p>
      <text:p text:style-name="P26"><text:s text:c="8"/>dev:</text:p>
      <text:p text:style-name="P26"><text:s text:c="12"/>pattern: ^/(_(profiler|wdt)|css|images|js)/</text:p>
      <text:p text:style-name="P26"><text:s text:c="12"/>security: false</text:p>
      <text:p text:style-name="P9"/>
      <text:p text:style-name="P9"><text:s text:c="8"/>main:</text:p>
      <text:p text:style-name="P22"><text:s text:c="12"/>anonymous: ~</text:p>
      <text:p text:style-name="P22"/>
      <text:p text:style-name="P14"><text:s text:c="8"/>login_firewall:</text:p>
      <text:p text:style-name="P14"><text:s text:c="12"/>pattern: <text:s/>^/dashboard/login$</text:p>
      <text:p text:style-name="P14"><text:s text:c="12"/>security: false</text:p>
      <text:p text:style-name="P14"/>
      <text:p text:style-name="P14"><text:s text:c="8"/>secured_area:</text:p>
      <text:p text:style-name="P14"><text:s text:c="12"/>pattern: <text:s text:c="3"/>^/</text:p>
      <text:p text:style-name="P14"><text:s text:c="12"/>form_login:</text:p>
      <text:p text:style-name="P14"><text:s text:c="16"/>#login_path: /dashboard/login</text:p>
      <text:p text:style-name="P14"><text:s text:c="16"/>#check_path: /dashboard/login_check</text:p>
      <text:p text:style-name="P14"><text:s text:c="16"/>login_path: login</text:p>
      <text:p text:style-name="P14"><text:s text:c="16"/>check_path: login_check</text:p>
      <text:p text:style-name="P14"><text:s text:c="12"/>logout:</text:p>
      <text:p text:style-name="P14"><text:s text:c="16"/>#path: <text:s text:c="2"/>/dashboard/logout</text:p>
      <text:p text:style-name="P14"><text:s text:c="16"/>#target: /dashboard</text:p>
      <text:p text:style-name="P14"><text:s text:c="16"/>path: <text:s text:c="2"/>logout</text:p>
      <text:p text:style-name="P14"><text:s text:c="16"/>target: blog_admin_homepage</text:p>
      <text:p text:style-name="P14"><text:s text:c="12"/>anonymous: ~</text:p>
      <text:p text:style-name="P26"><text:s text:c="12"/># activate different ways to authenticate</text:p>
      <text:p text:style-name="P26"/>
      <text:p text:style-name="P26"><text:s text:c="12"/># http_basic: ~</text:p>
      <text:p text:style-name="P26"><text:s text:c="12"/># http://symfony.com/doc/current/book/security.html#a-configuring-how-your-users-will-authenticate</text:p>
      <text:p text:style-name="P26"/>
      <text:p text:style-name="P26"><text:s text:c="12"/># form_login: ~</text:p>
      <text:p text:style-name="P26"><text:s text:c="12"/># http://symfony.com/doc/current/cookbook/security/form_login_setup.html</text:p>
      <text:p text:style-name="P26"><text:s text:c="12"/></text:p>
      <text:p text:style-name="P14"><text:s text:c="4"/>access_control:</text:p>
      <text:p text:style-name="P14"><text:s text:c="8"/># require ROLE_ADMIN for /admin*</text:p>
      <text:p text:style-name="P14"><text:s text:c="8"/>- { path: ^/dashboard, roles: ROLE_ADMIN }</text:p>
      <text:p text:style-name="P14"/>
      <text:p text:style-name="P14"/>
      <text:p text:style-name="P2"><text:soft-page-break/>2. Dodajemy routing na końcu pliku:</text:p>
      <text:p text:style-name="P29">//src\BlogAdminBundle\Resources\config\routing.yml</text:p>
      <text:p text:style-name="P6">…</text:p>
      <text:p text:style-name="P8">login:</text:p>
      <text:p text:style-name="P8"><text:s text:c="4"/>path: <text:s text:c="4"/>/login</text:p>
      <text:p text:style-name="P8"><text:s text:c="4"/>defaults: { _controller: BlogAdminBundle:Security:login }</text:p>
      <text:p text:style-name="P8"><text:s text:c="4"/></text:p>
      <text:p text:style-name="P8">login_check:</text:p>
      <text:p text:style-name="P8"><text:s text:c="4"/>path: <text:s text:c="2"/>/login_check</text:p>
      <text:p text:style-name="P8"/>
      <text:p text:style-name="P8">logout:</text:p>
      <text:p text:style-name="P8"><text:s text:c="4"/>path: <text:s text:c="2"/>/logout</text:p>
      <text:p text:style-name="P8"/>
      <text:p text:style-name="P2">3. Dodajemy kontroler</text:p>
      <text:p text:style-name="P30"><text:span text:style-name="T9">//src\BlogAdminBundle\Controller\</text:span>SecurityController.php </text:p>
      <text:p text:style-name="P1"/>
      <text:p text:style-name="P1">&lt;?php</text:p>
      <text:p text:style-name="P1"/>
      <text:p text:style-name="P1">/* 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/>
      <text:p text:style-name="P1">namespace BlogAdminBundle\Controller;</text:p>
      <text:p text:style-name="P1"/>
      <text:p text:style-name="P1">use Symfony\Bundle\FrameworkBundle\Controller\Controller;</text:p>
      <text:p text:style-name="P1">use Symfony\Component\HttpFoundation\Request;</text:p>
      <text:p text:style-name="P1"/>
      <text:p text:style-name="P1">class SecurityController extends Controller</text:p>
      <text:p text:style-name="P1">{</text:p>
      <text:p text:style-name="P1"><text:s text:c="4"/></text:p>
      <text:p text:style-name="P1"/>
      <text:p text:style-name="P1"><text:s text:c="4"/>public function loginAction(Request $request)</text:p>
      <text:p text:style-name="P1"><text:s text:c="4"/>{</text:p>
      <text:p text:style-name="P1"><text:s text:c="8"/></text:p>
      <text:p text:style-name="P1"><text:s text:c="8"/>$authenticationUtils = $this-&gt;get('security.authentication_utils');</text:p>
      <text:p text:style-name="P1"/>
      <text:p text:style-name="P1"><text:s text:c="8"/>// get the login error if there is one</text:p>
      <text:p text:style-name="P1"><text:s text:c="8"/>$error = $authenticationUtils-&gt;getLastAuthenticationError();</text:p>
      <text:p text:style-name="P1"/>
      <text:p text:style-name="P1"><text:s text:c="8"/>// last username entered by the user</text:p>
      <text:p text:style-name="P1"><text:s text:c="8"/>$lastUsername = $authenticationUtils-&gt;getLastUsername();</text:p>
      <text:p text:style-name="P1"/>
      <text:p text:style-name="P1"><text:s text:c="8"/>return $this-&gt;render('BlogAdminBundle:Security:login.html.twig',</text:p>
      <text:p text:style-name="P1"><text:s text:c="12"/>array(</text:p>
      <text:p text:style-name="P1"><text:s text:c="16"/>// last username entered by the user</text:p>
      <text:p text:style-name="P1"><text:s text:c="16"/>'last_username' =&gt; $lastUsername,</text:p>
      <text:p text:style-name="P1"><text:s text:c="16"/>'error' <text:s text:c="8"/>=&gt; $error,</text:p>
      <text:p text:style-name="P1"><text:s text:c="12"/>)</text:p>
      <text:p text:style-name="P1"><text:s text:c="8"/>);</text:p>
      <text:p text:style-name="P1"><text:s text:c="8"/></text:p>
      <text:p text:style-name="P1"><text:s text:c="4"/>}</text:p>
      <text:p text:style-name="P1"><text:s text:c="4"/></text:p>
      <text:p text:style-name="P1"><text:s text:c="4"/>public function loginCheckAction()</text:p>
      <text:p text:style-name="P1"><text:s text:c="4"/>{</text:p>
      <text:p text:style-name="P1"><text:s text:c="8"/>// The security layer will intercept this request</text:p>
      <text:p text:style-name="P1"><text:s text:c="4"/>}</text:p>
      <text:p text:style-name="P1"/>
      <text:p text:style-name="P1"><text:s text:c="4"/>public function logoutAction()</text:p>
      <text:p text:style-name="P1"><text:s text:c="4"/>{</text:p>
      <text:p text:style-name="P1"><text:s text:c="8"/>// The security layer will intercept this request</text:p>
      <text:p text:style-name="P1"><text:soft-page-break/><text:s text:c="4"/>}</text:p>
      <text:p text:style-name="P1"><text:s text:c="4"/></text:p>
      <text:p text:style-name="P1">}</text:p>
      <text:p text:style-name="P1"/>
      <text:p text:style-name="P1"/>
      <text:p text:style-name="P2">4. Dodajemy formularz logowania</text:p>
      <text:p text:style-name="P30"><text:span text:style-name="T9">//src\BlogAdminBundle\Resources\views\</text:span>Security\login.html.twig </text:p>
      <text:p text:style-name="P1"/>
      <text:p text:style-name="P1">{# app/Resources/views/security/login.html.twig #}</text:p>
      <text:p text:style-name="P1">{# ... you will probably extends your base template, like base.html.twig #}</text:p>
      <text:p text:style-name="P1"/>
      <text:p text:style-name="P1">{% if error %}</text:p>
      <text:p text:style-name="P1"><text:s text:c="4"/>&lt;div&gt;{{ error.messageKey|trans(error.messageData, 'security') }}&lt;/div&gt;</text:p>
      <text:p text:style-name="P1">{% endif %}</text:p>
      <text:p text:style-name="P1"/>
      <text:p text:style-name="P1">&lt;form action="<text:span text:style-name="T3">{{ path('login_check') }}</text:span>" method="post"&gt;</text:p>
      <text:p text:style-name="P1"><text:s text:c="4"/>&lt;label for="username"&gt;Username:&lt;/label&gt;</text:p>
      <text:p text:style-name="P1"><text:s text:c="4"/>&lt;input type="text" id="username" name="_username" value="{{ last_username }}" /&gt;</text:p>
      <text:p text:style-name="P1"/>
      <text:p text:style-name="P1"><text:s text:c="4"/>&lt;label for="password"&gt;Password:&lt;/label&gt;</text:p>
      <text:p text:style-name="P1"><text:s text:c="4"/>&lt;input type="password" id="password" name="_password" /&gt;</text:p>
      <text:p text:style-name="P1"/>
      <text:p text:style-name="P1"><text:s text:c="4"/>{#</text:p>
      <text:p text:style-name="P1"><text:s text:c="8"/>If you want to control the URL the user</text:p>
      <text:p text:style-name="P1"><text:s text:c="8"/>is redirected to on success (more details below)</text:p>
      <text:p text:style-name="P1"><text:s text:c="8"/>&lt;input type="hidden" name="_target_path" value="/account" /&gt;</text:p>
      <text:p text:style-name="P1"><text:s text:c="4"/>#}</text:p>
      <text:p text:style-name="P1"/>
      <text:p text:style-name="P1"><text:s text:c="4"/>&lt;button type="submit"&gt;login&lt;/button&gt;</text:p>
      <text:p text:style-name="P1">&lt;/form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5M11S</meta:editing-duration>
    <meta:editing-cycles>35</meta:editing-cycles>
    <meta:generator>OpenOffice.org/3.3$Win32 OpenOffice.org_project/330m20$Build-9567</meta:generator>
    <dc:date>2016-02-26T16:09:23.60</dc:date>
    <dc:creator>szymon idczak</dc:creator>
    <meta:document-statistic meta:table-count="0" meta:image-count="0" meta:object-count="0" meta:page-count="9" meta:paragraph-count="367" meta:word-count="1145" meta:character-count="14624"/>
    <meta:user-defined meta:name="Info 1"/>
    <meta:user-defined meta:name="Info 2"/>
    <meta:user-defined meta:name="Info 3"/>
    <meta:user-defined meta:name="Info 4"/>
  </office:meta>
</office:document-meta>
</file>